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cccccc" draw:textarea-horizontal-align="justify" draw:textarea-vertical-align="middle" draw:auto-grow-height="false" fo:min-height="4.45cm" fo:min-width="4.2cm"/>
    </style:style>
    <style:style style:name="gr2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2.58cm" fo:min-width="2.33cm" draw:shadow="hidden"/>
    </style:style>
    <style:style style:name="gr3" style:family="graphic" style:parent-style-name="standard">
      <style:graphic-properties draw:stroke="none" draw:fill="solid" draw:fill-color="#000000" draw:textarea-vertical-align="middle"/>
    </style:style>
    <style:style style:name="gr4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6cm" fo:min-width="0.35cm"/>
    </style:style>
    <style:style style:name="gr5" style:family="graphic" style:parent-style-name="standard">
      <style:graphic-properties svg:stroke-width="0.05cm" svg:stroke-color="#cccccc" draw:marker-start-width="0.28cm" draw:marker-end-width="0.28cm" draw:fill="solid" draw:fill-color="#000000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4.45cm" fo:min-width="4.2cm"/>
    </style:style>
    <style:style style:name="gr7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3.034cm" fo:min-width="2.146cm"/>
    </style:style>
    <style:style style:name="gr8" style:family="graphic" style:parent-style-name="objectwithoutfill">
      <style:graphic-properties svg:stroke-width="0.08cm" svg:stroke-color="#000000" draw:marker-start-width="0.32cm" draw:marker-end-width="0.32cm" draw:fill="solid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draw:textarea-vertical-align="middle"/>
    </style:style>
    <style:style style:name="gr10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619cm" fo:min-width="1.151cm" draw:shadow="hidden"/>
    </style:style>
    <style:style style:name="P1" style:family="paragraph">
      <loext:graphic-properties draw:fill="solid" draw:fill-color="#cccccc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solid" draw:fill-color="#dddddd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4.7cm" svg:height="4.7cm" svg:x="3.7cm" svg:y="9.2cm">
          <text:p/>
          <draw:enhanced-geometry svg:viewBox="0 0 21600 21600" draw:type="rectangle" draw:enhanced-path="M 0 0 L 21600 0 21600 21600 0 21600 0 0 Z N"/>
        </draw:custom-shape>
        <draw:path draw:style-name="gr2" draw:text-style-name="P2" draw:layer="layout" svg:width="3.391cm" svg:height="2.4cm" svg:x="4.299cm" svg:y="10.6cm" svg:viewBox="0 0 3392 2401" svg:d="M3392 1c0 351-29 901-226 1400-198 499-364 623-622 799s-548 201-847 201c-297 0-590-92-848-268s-394-231-621-732-228-1100-228-1400c1131 0 2261-1 3392-1z">
          <text:p/>
        </draw:path>
        <draw:polygon draw:style-name="gr3" draw:text-style-name="P2" draw:layer="layout" svg:width="0.798cm" svg:height="0.299cm" svg:x="4.201cm" svg:y="12.5cm" svg:viewBox="0 0 799 300" draw:points="799,300 89,0 0,300">
          <text:p/>
        </draw:polygon>
        <draw:polygon draw:style-name="gr3" draw:text-style-name="P2" draw:layer="layout" svg:width="0.999cm" svg:height="0.399cm" svg:x="4.3cm" svg:y="13cm" svg:viewBox="0 0 1000 400" draw:points="1000,0 0,100 0,300 200,400">
          <text:p/>
        </draw:polygon>
        <draw:polygon draw:style-name="gr3" draw:text-style-name="P2" draw:layer="layout" svg:width="0.899cm" svg:height="0.599cm" svg:x="4.9cm" svg:y="13.1cm" svg:viewBox="0 0 900 600" draw:points="900,0 200,300 0,500 200,600 500,500">
          <text:p/>
        </draw:polygon>
        <draw:polygon draw:style-name="gr3" draw:text-style-name="P2" draw:layer="layout" svg:width="0.769cm" svg:height="0.299cm" svg:x="7cm" svg:y="12.5cm" svg:viewBox="0 0 770 300" draw:points="0,300 684,0 770,300">
          <text:p/>
        </draw:polygon>
        <draw:polygon draw:style-name="gr3" draw:text-style-name="P2" draw:layer="layout" svg:width="0.999cm" svg:height="0.399cm" svg:x="6.7cm" svg:y="13cm" svg:viewBox="0 0 1000 400" draw:points="0,0 1000,100 1000,300 800,400">
          <text:p/>
        </draw:polygon>
        <draw:polygon draw:style-name="gr3" draw:text-style-name="P2" draw:layer="layout" svg:width="0.899cm" svg:height="0.599cm" svg:x="6.2cm" svg:y="13.1cm" svg:viewBox="0 0 900 600" draw:points="0,0 700,300 900,500 700,600 400,500">
          <text:p/>
        </draw:polygon>
        <draw:polygon draw:style-name="gr3" draw:text-style-name="P2" draw:layer="layout" svg:width="0.599cm" svg:height="0.699cm" svg:x="5.7cm" svg:y="13.1cm" svg:viewBox="0 0 600 700" draw:points="300,0 0,600 300,700 600,600">
          <text:p/>
        </draw:polygon>
        <draw:custom-shape draw:style-name="gr4" draw:text-style-name="P2" draw:layer="layout" svg:width="1.2cm" svg:height="1.2cm" svg:x="5.4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2" draw:layer="layout" svg:width="1.099cm" svg:height="1.499cm" svg:x="4.7cm" svg:y="11.547cm" svg:viewBox="0 0 1100 1500" svg:d="M700 1400c-101-33-134-100-205-169-64-62-36-154-53-228-23-98-33-111-42-203-7-76 6-226 0-300-8-90 38-133-19-200-64-75-157-131-220-207-38-47-289-71-76-91 78-7 159 4 236 45 90 48 190 103 227 198 29 77-1 167 8 250 9 77 4 156 15 235 10 75-8 153 15 228 28 89 96 159 167 220 77 66 172 151 247 222l100 100c0 0-321-74-400-100z">
          <text:p/>
        </draw:path>
        <draw:path draw:style-name="gr5" draw:text-style-name="P2" draw:layer="layout" svg:width="1.099cm" svg:height="1.499cm" svg:x="6.3cm" svg:y="11.547cm" svg:viewBox="0 0 1100 1500" svg:d="M400 1400c101-33 134-100 205-169 64-62 36-154 53-228 23-98 33-111 42-203 7-76-6-226 0-300 8-90-38-133 19-200 64-75 157-131 220-207 38-47 289-71 76-91-78-7-159 4-236 45-90 48-191 103-227 198-30 77 1 167-8 250-9 77-4 156-15 235-10 75 8 153-15 228-28 89-96 159-167 220-77 66-172 151-247 222l-100 100c0 0 321-74 400-100z">
          <text:p/>
        </draw:path>
        <draw:path draw:style-name="gr5" draw:text-style-name="P2" draw:layer="layout" svg:width="0.339cm" svg:height="1.445cm" svg:x="5.868cm" svg:y="11.6cm" svg:viewBox="0 0 340 1446" svg:d="M340 0c-35 7-64 26-88 56-24 31-74 35-94 72-19 36-61 54-85 85-20 26-30 61-37 94-6 30 14 70-10 94-28 27-19 62-25 94-7 35 19 60 19 94 1 35 1 73 16 107 14 32 23 69 43 100 20 33 50 61 73 94 20 29 13 63 25 94 13 32 35 61 40 97 4 32 5 65 4 98s-66 157-69 194c-2 31-76 90 0 69 37-10 42-65 84-78 40-12 35-62 41-94 7-33 5-69 13-101 8-31 2-63 6-94s6-63 6-94c-1-32 1-66 0-97-1-33 3-66-9-97-15-37-36-71-63-98-28-28-46-64-53-100-7-32-10-65-10-97 1-35-8-74 3-107 11-32 13-63 22-94 11-40 52-59 63-97 10-33 13-70 38-97l9-32 22-6z">
          <text:p/>
        </draw:path>
        <draw:custom-shape draw:style-name="gr6" draw:text-style-name="P3" draw:layer="layout" svg:width="4.7cm" svg:height="4.7cm" svg:x="9.88cm" svg:y="9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646cm" svg:height="3.284cm" draw:transform="skewX (-0.319744318965361) rotate (0.289026524130261) translate (9.938cm 10.48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8" draw:text-style-name="P5" draw:layer="layout" svg:width="0.644cm" svg:height="0.622cm" draw:transform="rotate (1.15575703067064) translate (11.8184621353571cm 12.6659238261723cm)" svg:viewBox="0 0 645 623" svg:d="M0 11c97-49 126 80 140 151 23 125 231-9 215 135-15 133 140 88 153 197l25 80 79 29 33 20">
          <text:p/>
        </draw:path>
        <draw:g>
          <draw:path draw:style-name="gr9" draw:text-style-name="P6" draw:layer="layout" svg:width="3.068cm" svg:height="2.714cm" draw:transform="skewX (-0.0228638132011257) rotate (0.186924762888593) translate (11.2679378032992cm 9.93039749862994cm)" svg:viewBox="0 0 3069 2715" svg:d="M0 2715c38-40 72-83 113-120 48-43 59-116 116-152 61-39 46-124 122-148 68-21 61-104 118-134 51-25 91-75 92-129 57-78 77-83 122-134 36-40 109-32 156-59 53-30 119-30 161-79 40-45 117-45 161-87 47-45 104-77 156-112 46-29 110-28 157-55 46-27 276-251 326-277s268-85 336-101c56-13 105-50 137-102 31-51 283-266 338-284 47-15 264-126 311-154 52-30 90-80 107-134 15-47 27-96 35-143 9-50 2-103 4-153 2-45-3-97-68-119-57-20-102-34-152-37-56-4-114 0-170 0-57 0-116 0-171 0-54 0-108 0-161 0-51 0-689 107-749 123-57 15-396 260-427 306-29 43-107 88-176 115-70 27-201 163-218 226-13 49-136 214-165 281l-103 264c-27 51-57 100-69 157-9 48-28 97-29 148-2 54-32 101-48 152-15 48-25 166-25 166 0 0-225 516-337 775z">
            <text:p/>
          </draw:path>
          <draw:path draw:style-name="gr10" draw:text-style-name="P2" draw:layer="layout" svg:width="3.417cm" svg:height="0.502cm" draw:transform="skewX (-0.0565486677646163) rotate (0.911585468316638) translate (11.4216593767742cm 12.2941502079734cm)" svg:viewBox="0 0 3418 503" svg:d="M3418 359c-263-37-584-127-699-136-113-9-365-23-554-39-191 3-1017 61-1230 91-211 29-567 157-935 228 198-128 869-353 1099-402 230-50 883-115 1079-98 195 17 424 36 540 54 129 19 549 182 700 302z">
            <text:p/>
          </draw:path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Felix Huber</meta:initial-creator>
    <meta:creation-date>2020-04-23T15:08:48.123682590</meta:creation-date>
    <dc:date>2020-05-09T20:25:17.224734233</dc:date>
    <dc:creator>Felix Huber</dc:creator>
    <meta:editing-duration>PT33M35S</meta:editing-duration>
    <meta:editing-cycles>16</meta:editing-cycles>
    <meta:generator>LibreOffice/6.4.3.2$Linux_X86_64 LibreOffice_project/40$Build-2</meta:generator>
    <meta:document-statistic meta:object-count="19"/>
  </office:meta>
</office:document-meta>
</file>